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423cm"/>
    </style:style>
    <style:style style:name="co7" style:family="table-column">
      <style:table-column-properties fo:break-before="auto" style:column-width="6.38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1" style:apply-style-name="Good" style:base-cell-address="name_input.B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name_input.B3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-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nimal products ne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at animals ne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w mil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tivities auxiliary to financial intermediation (67)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</table:table>
      <table:table table:name="name_input" table:style-name="ta1">
        <table:table-column table:style-name="co5" table:default-cell-style-name="Default"/>
        <table:table-column table:style-name="co5" table:default-cell-style-name="ce5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Other (91,92,93,95)</text:p>
          </table:table-cell>
        </table:table-row>
        <calcext:conditional-formats>
          <calcext:conditional-format calcext:target-range-address="name_input.B3:name_input.B75">
            <calcext:condition calcext:apply-style-name="Good" calcext:value="=1" calcext:base-cell-address="name_input.B3"/>
          </calcext:conditional-format>
        </calcext:conditional-formats>
      </table:table>
      <table:table table:name="Feuille3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sector</text:p>
          </table:table-cell>
          <table:table-cell table:formula="of:=INDIRECT(COM.MICROSOFT.CONCAT(&quot;name_input.B&quot;;[$aggreg_input.B2]))" office:value-type="string" office:string-value="new sector name" calcext:value-type="string">
            <text:p>new sector name</text:p>
          </table:table-cell>
          <table:table-cell table:formula="of:=COM.MICROSOFT.CONCAT(&quot;name_input.B&quot;;2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table:formula="of:=INDIRECT(COM.MICROSOFT.CONCAT(&quot;name_input.B&quot;;[$aggreg_input.B2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2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crops nec</text:p>
          </table:table-cell>
          <table:table-cell table:formula="of:=INDIRECT(COM.MICROSOFT.CONCAT(&quot;name_input.B&quot;;[$aggreg_input.B3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3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oil seeds</text:p>
          </table:table-cell>
          <table:table-cell table:formula="of:=INDIRECT(COM.MICROSOFT.CONCAT(&quot;name_input.B&quot;;[$aggreg_input.B4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4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paddy rice</text:p>
          </table:table-cell>
          <table:table-cell table:formula="of:=INDIRECT(COM.MICROSOFT.CONCAT(&quot;name_input.B&quot;;[$aggreg_input.B5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5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table:formula="of:=INDIRECT(COM.MICROSOFT.CONCAT(&quot;name_input.B&quot;;[$aggreg_input.B6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6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table:formula="of:=INDIRECT(COM.MICROSOFT.CONCAT(&quot;name_input.B&quot;;[$aggreg_input.B7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7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table:formula="of:=INDIRECT(COM.MICROSOFT.CONCAT(&quot;name_input.B&quot;;[$aggreg_input.B8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8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ultivation of wheat</text:p>
          </table:table-cell>
          <table:table-cell table:formula="of:=INDIRECT(COM.MICROSOFT.CONCAT(&quot;name_input.B&quot;;[$aggreg_input.B9]+1))" office:value-type="string" office:string-value="Cultivation in general" calcext:value-type="string">
            <text:p>Cultivation in general</text:p>
          </table:table-cell>
          <table:table-cell table:formula="of:=COM.MICROSOFT.CONCAT(&quot;name_input.B&quot;;[$aggreg_input.B9]+1)" office:value-type="string" office:string-value="name_input.B2" calcext:value-type="string">
            <text:p>name_input.B2</text:p>
          </table:table-cell>
        </table:table-row>
        <table:table-row table:style-name="ro3">
          <table:table-cell office:value-type="string" calcext:value-type="string">
            <text:p>Cattle farming</text:p>
          </table:table-cell>
          <table:table-cell table:formula="of:=INDIRECT(COM.MICROSOFT.CONCAT(&quot;name_input.B&quot;;[$aggreg_input.B10]+1))" office:value-type="string" office:string-value="Animal farming" calcext:value-type="string">
            <text:p>Animal farming</text:p>
          </table:table-cell>
          <table:table-cell table:formula="of:=COM.MICROSOFT.CONCAT(&quot;name_input.B&quot;;[$aggreg_input.B10]+1)" office:value-type="string" office:string-value="name_input.B3" calcext:value-type="string">
            <text:p>name_input.B3</text:p>
          </table:table-cell>
        </table:table-row>
        <table:table-row table:style-name="ro3">
          <table:table-cell office:value-type="string" calcext:value-type="string">
            <text:p>Pigs farming</text:p>
          </table:table-cell>
          <table:table-cell table:formula="of:=INDIRECT(COM.MICROSOFT.CONCAT(&quot;name_input.B&quot;;[$aggreg_input.B11]+1))" office:value-type="string" office:string-value="Animal farming" calcext:value-type="string">
            <text:p>Animal farming</text:p>
          </table:table-cell>
          <table:table-cell table:formula="of:=COM.MICROSOFT.CONCAT(&quot;name_input.B&quot;;[$aggreg_input.B11]+1)" office:value-type="string" office:string-value="name_input.B3" calcext:value-type="string">
            <text:p>name_input.B3</text:p>
          </table:table-cell>
        </table:table-row>
        <table:table-row table:style-name="ro3">
          <table:table-cell office:value-type="string" calcext:value-type="string">
            <text:p>Poultry farming</text:p>
          </table:table-cell>
          <table:table-cell table:formula="of:=INDIRECT(COM.MICROSOFT.CONCAT(&quot;name_input.B&quot;;[$aggreg_input.B12]+1))" office:value-type="string" office:string-value="Animal farming" calcext:value-type="string">
            <text:p>Animal farming</text:p>
          </table:table-cell>
          <table:table-cell table:formula="of:=COM.MICROSOFT.CONCAT(&quot;name_input.B&quot;;[$aggreg_input.B12]+1)" office:value-type="string" office:string-value="name_input.B3" calcext:value-type="string">
            <text:p>name_input.B3</text:p>
          </table:table-cell>
        </table:table-row>
        <table:table-row table:style-name="ro3">
          <table:table-cell office:value-type="string" calcext:value-type="string">
            <text:p>Animal products nec</text:p>
          </table:table-cell>
          <table:table-cell table:formula="of:=INDIRECT(COM.MICROSOFT.CONCAT(&quot;name_input.B&quot;;[$aggreg_input.B13]+1))" office:value-type="string" office:string-value="Milk, Animal products nec" calcext:value-type="string">
            <text:p>Milk, Animal products nec</text:p>
          </table:table-cell>
          <table:table-cell table:formula="of:=COM.MICROSOFT.CONCAT(&quot;name_input.B&quot;;[$aggreg_input.B13]+1)" office:value-type="string" office:string-value="name_input.B4" calcext:value-type="string">
            <text:p>name_input.B4</text:p>
          </table:table-cell>
        </table:table-row>
        <table:table-row table:style-name="ro3">
          <table:table-cell office:value-type="string" calcext:value-type="string">
            <text:p>Meat animals nec</text:p>
          </table:table-cell>
          <table:table-cell table:formula="of:=INDIRECT(COM.MICROSOFT.CONCAT(&quot;name_input.B&quot;;[$aggreg_input.B14]+1))" office:value-type="string" office:string-value="Milk, Animal products nec" calcext:value-type="string">
            <text:p>Milk, Animal products nec</text:p>
          </table:table-cell>
          <table:table-cell table:formula="of:=COM.MICROSOFT.CONCAT(&quot;name_input.B&quot;;[$aggreg_input.B14]+1)" office:value-type="string" office:string-value="name_input.B4" calcext:value-type="string">
            <text:p>name_input.B4</text:p>
          </table:table-cell>
        </table:table-row>
        <table:table-row table:style-name="ro3">
          <table:table-cell office:value-type="string" calcext:value-type="string">
            <text:p>Raw milk</text:p>
          </table:table-cell>
          <table:table-cell table:formula="of:=INDIRECT(COM.MICROSOFT.CONCAT(&quot;name_input.B&quot;;[$aggreg_input.B15]+1))" office:value-type="string" office:string-value="Milk, Animal products nec" calcext:value-type="string">
            <text:p>Milk, Animal products nec</text:p>
          </table:table-cell>
          <table:table-cell table:formula="of:=COM.MICROSOFT.CONCAT(&quot;name_input.B&quot;;[$aggreg_input.B15]+1)" office:value-type="string" office:string-value="name_input.B4" calcext:value-type="string">
            <text:p>name_input.B4</text:p>
          </table:table-cell>
        </table:table-row>
        <table:table-row table:style-name="ro3">
          <table:table-cell office:value-type="string" calcext:value-type="string">
            <text:p>Wool, silk-worm cocoons</text:p>
          </table:table-cell>
          <table:table-cell table:formula="of:=INDIRECT(COM.MICROSOFT.CONCAT(&quot;name_input.B&quot;;[$aggreg_input.B16]+1))" office:value-type="string" office:string-value="Milk, Animal products nec" calcext:value-type="string">
            <text:p>Milk, Animal products nec</text:p>
          </table:table-cell>
          <table:table-cell table:formula="of:=COM.MICROSOFT.CONCAT(&quot;name_input.B&quot;;[$aggreg_input.B16]+1)" office:value-type="string" office:string-value="name_input.B4" calcext:value-type="string">
            <text:p>name_input.B4</text:p>
          </table:table-cell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table:formula="of:=INDIRECT(COM.MICROSOFT.CONCAT(&quot;name_input.B&quot;;[$aggreg_input.B17]+1))" office:value-type="string" office:string-value="Manure treatment, storage and land application" calcext:value-type="string">
            <text:p>Manure treatment, storage and land application</text:p>
          </table:table-cell>
          <table:table-cell table:formula="of:=COM.MICROSOFT.CONCAT(&quot;name_input.B&quot;;[$aggreg_input.B17]+1)" office:value-type="string" office:string-value="name_input.B5" calcext:value-type="string">
            <text:p>name_input.B5</text:p>
          </table:table-cell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table:formula="of:=INDIRECT(COM.MICROSOFT.CONCAT(&quot;name_input.B&quot;;[$aggreg_input.B18]+1))" office:value-type="string" office:string-value="Manure treatment, storage and land application" calcext:value-type="string">
            <text:p>Manure treatment, storage and land application</text:p>
          </table:table-cell>
          <table:table-cell table:formula="of:=COM.MICROSOFT.CONCAT(&quot;name_input.B&quot;;[$aggreg_input.B18]+1)" office:value-type="string" office:string-value="name_input.B5" calcext:value-type="string">
            <text:p>name_input.B5</text:p>
          </table:table-cell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table:formula="of:=INDIRECT(COM.MICROSOFT.CONCAT(&quot;name_input.B&quot;;[$aggreg_input.B19]+1))" office:value-type="string" office:string-value="Forestry, logging and related service activities (02)" calcext:value-type="string">
            <text:p>Forestry, logging and related service activities (02)</text:p>
          </table:table-cell>
          <table:table-cell table:formula="of:=COM.MICROSOFT.CONCAT(&quot;name_input.B&quot;;[$aggreg_input.B19]+1)" office:value-type="string" office:string-value="name_input.B6" calcext:value-type="string">
            <text:p>name_input.B6</text:p>
          </table:table-cell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table:formula="of:=INDIRECT(COM.MICROSOFT.CONCAT(&quot;name_input.B&quot;;[$aggreg_input.B20]+1))" office:value-type="string" office:string-value="Fishing, operating of fish hatcheries and fish farms; service activities incidental to fishing (05)" calcext:value-type="string">
            <text:p>Fishing, operating of fish hatcheries and fish farms; service activities incidental to fishing (05)</text:p>
          </table:table-cell>
          <table:table-cell table:formula="of:=COM.MICROSOFT.CONCAT(&quot;name_input.B&quot;;[$aggreg_input.B20]+1)" office:value-type="string" office:string-value="name_input.B7" calcext:value-type="string">
            <text:p>name_input.B7</text:p>
          </table:table-cell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table:formula="of:=INDIRECT(COM.MICROSOFT.CONCAT(&quot;name_input.B&quot;;[$aggreg_input.B21]+1))" office:value-type="string" office:string-value="Mining of coal and lignite; extraction of peat (10)" calcext:value-type="string">
            <text:p>Mining of coal and lignite; extraction of peat (10)</text:p>
          </table:table-cell>
          <table:table-cell table:formula="of:=COM.MICROSOFT.CONCAT(&quot;name_input.B&quot;;[$aggreg_input.B21]+1)" office:value-type="string" office:string-value="name_input.B8" calcext:value-type="string">
            <text:p>name_input.B8</text:p>
          </table:table-cell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table:formula="of:=INDIRECT(COM.MICROSOFT.CONCAT(&quot;name_input.B&quot;;[$aggreg_input.B22]+1))" office:value-type="string" office:string-value="Extraction of crude petroleum, gas and other" calcext:value-type="string">
            <text:p>Extraction of crude petroleum, gas and other</text:p>
          </table:table-cell>
          <table:table-cell table:formula="of:=COM.MICROSOFT.CONCAT(&quot;name_input.B&quot;;[$aggreg_input.B22]+1)" office:value-type="string" office:string-value="name_input.B9" calcext:value-type="string">
            <text:p>name_input.B9</text:p>
          </table:table-cell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table:formula="of:=INDIRECT(COM.MICROSOFT.CONCAT(&quot;name_input.B&quot;;[$aggreg_input.B23]+1))" office:value-type="string" office:string-value="Extraction of crude petroleum, gas and other" calcext:value-type="string">
            <text:p>Extraction of crude petroleum, gas and other</text:p>
          </table:table-cell>
          <table:table-cell table:formula="of:=COM.MICROSOFT.CONCAT(&quot;name_input.B&quot;;[$aggreg_input.B23]+1)" office:value-type="string" office:string-value="name_input.B9" calcext:value-type="string">
            <text:p>name_input.B9</text:p>
          </table:table-cell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table:formula="of:=INDIRECT(COM.MICROSOFT.CONCAT(&quot;name_input.B&quot;;[$aggreg_input.B24]+1))" office:value-type="string" office:string-value="Extraction of crude petroleum, gas and other" calcext:value-type="string">
            <text:p>Extraction of crude petroleum, gas and other</text:p>
          </table:table-cell>
          <table:table-cell table:formula="of:=COM.MICROSOFT.CONCAT(&quot;name_input.B&quot;;[$aggreg_input.B24]+1)" office:value-type="string" office:string-value="name_input.B9" calcext:value-type="string">
            <text:p>name_input.B9</text:p>
          </table:table-cell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table:formula="of:=INDIRECT(COM.MICROSOFT.CONCAT(&quot;name_input.B&quot;;[$aggreg_input.B25]+1))" office:value-type="string" office:string-value="Mining of uranium and thorium ores (12)" calcext:value-type="string">
            <text:p>Mining of uranium and thorium ores (12)</text:p>
          </table:table-cell>
          <table:table-cell table:formula="of:=COM.MICROSOFT.CONCAT(&quot;name_input.B&quot;;[$aggreg_input.B25]+1)" office:value-type="string" office:string-value="name_input.B10" calcext:value-type="string">
            <text:p>name_input.B10</text:p>
          </table:table-cell>
        </table:table-row>
        <table:table-row table:style-name="ro3">
          <table:table-cell office:value-type="string" calcext:value-type="string">
            <text:p>Mining of iron ores</text:p>
          </table:table-cell>
          <table:table-cell table:formula="of:=INDIRECT(COM.MICROSOFT.CONCAT(&quot;name_input.B&quot;;[$aggreg_input.B26]+1))" office:value-type="string" office:string-value="Mining of iron ores" calcext:value-type="string">
            <text:p>Mining of iron ores</text:p>
          </table:table-cell>
          <table:table-cell table:formula="of:=COM.MICROSOFT.CONCAT(&quot;name_input.B&quot;;[$aggreg_input.B26]+1)" office:value-type="string" office:string-value="name_input.B11" calcext:value-type="string">
            <text:p>name_input.B11</text:p>
          </table:table-cell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table:formula="of:=INDIRECT(COM.MICROSOFT.CONCAT(&quot;name_input.B&quot;;[$aggreg_input.B27]+1))" office:value-type="string" office:string-value="Mining of copper ores and concentrates" calcext:value-type="string">
            <text:p>Mining of copper ores and concentrates</text:p>
          </table:table-cell>
          <table:table-cell table:formula="of:=COM.MICROSOFT.CONCAT(&quot;name_input.B&quot;;[$aggreg_input.B27]+1)" office:value-type="string" office:string-value="name_input.B12" calcext:value-type="string">
            <text:p>name_input.B12</text:p>
          </table:table-cell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table:formula="of:=INDIRECT(COM.MICROSOFT.CONCAT(&quot;name_input.B&quot;;[$aggreg_input.B28]+1))" office:value-type="string" office:string-value="Mining of nickel ores and concentrates" calcext:value-type="string">
            <text:p>Mining of nickel ores and concentrates</text:p>
          </table:table-cell>
          <table:table-cell table:formula="of:=COM.MICROSOFT.CONCAT(&quot;name_input.B&quot;;[$aggreg_input.B28]+1)" office:value-type="string" office:string-value="name_input.B13" calcext:value-type="string">
            <text:p>name_input.B13</text:p>
          </table:table-cell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table:formula="of:=INDIRECT(COM.MICROSOFT.CONCAT(&quot;name_input.B&quot;;[$aggreg_input.B29]+1))" office:value-type="string" office:string-value="Mining of aluminium ores and concentrates" calcext:value-type="string">
            <text:p>Mining of aluminium ores and concentrates</text:p>
          </table:table-cell>
          <table:table-cell table:formula="of:=COM.MICROSOFT.CONCAT(&quot;name_input.B&quot;;[$aggreg_input.B29]+1)" office:value-type="string" office:string-value="name_input.B14" calcext:value-type="string">
            <text:p>name_input.B14</text:p>
          </table:table-cell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table:formula="of:=INDIRECT(COM.MICROSOFT.CONCAT(&quot;name_input.B&quot;;[$aggreg_input.B30]+1))" office:value-type="string" office:string-value="Mining of precious metal ores and concentrates" calcext:value-type="string">
            <text:p>Mining of precious metal ores and concentrates</text:p>
          </table:table-cell>
          <table:table-cell table:formula="of:=COM.MICROSOFT.CONCAT(&quot;name_input.B&quot;;[$aggreg_input.B30]+1)" office:value-type="string" office:string-value="name_input.B15" calcext:value-type="string">
            <text:p>name_input.B15</text:p>
          </table:table-cell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table:formula="of:=INDIRECT(COM.MICROSOFT.CONCAT(&quot;name_input.B&quot;;[$aggreg_input.B31]+1))" office:value-type="string" office:string-value="Mining of lead, zinc and tin ores and concentrates" calcext:value-type="string">
            <text:p>Mining of lead, zinc and tin ores and concentrates</text:p>
          </table:table-cell>
          <table:table-cell table:formula="of:=COM.MICROSOFT.CONCAT(&quot;name_input.B&quot;;[$aggreg_input.B31]+1)" office:value-type="string" office:string-value="name_input.B16" calcext:value-type="string">
            <text:p>name_input.B16</text:p>
          </table:table-cell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table:formula="of:=INDIRECT(COM.MICROSOFT.CONCAT(&quot;name_input.B&quot;;[$aggreg_input.B32]+1))" office:value-type="string" office:string-value="Mining of other non-ferrous metal ores and concentrates" calcext:value-type="string">
            <text:p>Mining of other non-ferrous metal ores and concentrates</text:p>
          </table:table-cell>
          <table:table-cell table:formula="of:=COM.MICROSOFT.CONCAT(&quot;name_input.B&quot;;[$aggreg_input.B32]+1)" office:value-type="string" office:string-value="name_input.B17" calcext:value-type="string">
            <text:p>name_input.B17</text:p>
          </table:table-cell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table:formula="of:=INDIRECT(COM.MICROSOFT.CONCAT(&quot;name_input.B&quot;;[$aggreg_input.B33]+1))" office:value-type="string" office:string-value="Quarrying" calcext:value-type="string">
            <text:p>Quarrying</text:p>
          </table:table-cell>
          <table:table-cell table:formula="of:=COM.MICROSOFT.CONCAT(&quot;name_input.B&quot;;[$aggreg_input.B33]+1)" office:value-type="string" office:string-value="name_input.B18" calcext:value-type="string">
            <text:p>name_input.B18</text:p>
          </table:table-cell>
        </table:table-row>
        <table:table-row table:style-name="ro3">
          <table:table-cell office:value-type="string" calcext:value-type="string">
            <text:p>Quarrying of sand and clay</text:p>
          </table:table-cell>
          <table:table-cell table:formula="of:=INDIRECT(COM.MICROSOFT.CONCAT(&quot;name_input.B&quot;;[$aggreg_input.B34]+1))" office:value-type="string" office:string-value="Quarrying" calcext:value-type="string">
            <text:p>Quarrying</text:p>
          </table:table-cell>
          <table:table-cell table:formula="of:=COM.MICROSOFT.CONCAT(&quot;name_input.B&quot;;[$aggreg_input.B34]+1)" office:value-type="string" office:string-value="name_input.B18" calcext:value-type="string">
            <text:p>name_input.B18</text:p>
          </table:table-cell>
        </table:table-row>
        <table:table-row table:style-name="ro3">
          <table:table-cell office:value-type="string" calcext:value-type="string">
            <text:p>Quarrying of stone</text:p>
          </table:table-cell>
          <table:table-cell table:formula="of:=INDIRECT(COM.MICROSOFT.CONCAT(&quot;name_input.B&quot;;[$aggreg_input.B35]+1))" office:value-type="string" office:string-value="Quarrying" calcext:value-type="string">
            <text:p>Quarrying</text:p>
          </table:table-cell>
          <table:table-cell table:formula="of:=COM.MICROSOFT.CONCAT(&quot;name_input.B&quot;;[$aggreg_input.B35]+1)" office:value-type="string" office:string-value="name_input.B18" calcext:value-type="string">
            <text:p>name_input.B18</text:p>
          </table:table-cell>
        </table:table-row>
        <table:table-row table:style-name="ro3">
          <table:table-cell office:value-type="string" calcext:value-type="string">
            <text:p>Processing of meat cattle</text:p>
          </table:table-cell>
          <table:table-cell table:formula="of:=INDIRECT(COM.MICROSOFT.CONCAT(&quot;name_input.B&quot;;[$aggreg_input.B36]+1))" office:value-type="string" office:string-value="Processing of meat products" calcext:value-type="string">
            <text:p>Processing of meat products</text:p>
          </table:table-cell>
          <table:table-cell table:formula="of:=COM.MICROSOFT.CONCAT(&quot;name_input.B&quot;;[$aggreg_input.B36]+1)" office:value-type="string" office:string-value="name_input.B19" calcext:value-type="string">
            <text:p>name_input.B19</text:p>
          </table:table-cell>
        </table:table-row>
        <table:table-row table:style-name="ro3">
          <table:table-cell office:value-type="string" calcext:value-type="string">
            <text:p>Processing of meat pigs</text:p>
          </table:table-cell>
          <table:table-cell table:formula="of:=INDIRECT(COM.MICROSOFT.CONCAT(&quot;name_input.B&quot;;[$aggreg_input.B37]+1))" office:value-type="string" office:string-value="Processing of meat products" calcext:value-type="string">
            <text:p>Processing of meat products</text:p>
          </table:table-cell>
          <table:table-cell table:formula="of:=COM.MICROSOFT.CONCAT(&quot;name_input.B&quot;;[$aggreg_input.B37]+1)" office:value-type="string" office:string-value="name_input.B19" calcext:value-type="string">
            <text:p>name_input.B19</text:p>
          </table:table-cell>
        </table:table-row>
        <table:table-row table:style-name="ro3">
          <table:table-cell office:value-type="string" calcext:value-type="string">
            <text:p>Processing of meat poultry</text:p>
          </table:table-cell>
          <table:table-cell table:formula="of:=INDIRECT(COM.MICROSOFT.CONCAT(&quot;name_input.B&quot;;[$aggreg_input.B38]+1))" office:value-type="string" office:string-value="Processing of meat products" calcext:value-type="string">
            <text:p>Processing of meat products</text:p>
          </table:table-cell>
          <table:table-cell table:formula="of:=COM.MICROSOFT.CONCAT(&quot;name_input.B&quot;;[$aggreg_input.B38]+1)" office:value-type="string" office:string-value="name_input.B19" calcext:value-type="string">
            <text:p>name_input.B19</text:p>
          </table:table-cell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table:formula="of:=INDIRECT(COM.MICROSOFT.CONCAT(&quot;name_input.B&quot;;[$aggreg_input.B39]+1))" office:value-type="string" office:string-value="Processing of meat products" calcext:value-type="string">
            <text:p>Processing of meat products</text:p>
          </table:table-cell>
          <table:table-cell table:formula="of:=COM.MICROSOFT.CONCAT(&quot;name_input.B&quot;;[$aggreg_input.B39]+1)" office:value-type="string" office:string-value="name_input.B19" calcext:value-type="string">
            <text:p>name_input.B19</text:p>
          </table:table-cell>
        </table:table-row>
        <table:table-row table:style-name="ro3">
          <table:table-cell office:value-type="string" calcext:value-type="string">
            <text:p>Manufacture of beverages</text:p>
          </table:table-cell>
          <table:table-cell table:formula="of:=INDIRECT(COM.MICROSOFT.CONCAT(&quot;name_input.B&quot;;[$aggreg_input.B40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0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Manufacture of fish products</text:p>
          </table:table-cell>
          <table:table-cell table:formula="of:=INDIRECT(COM.MICROSOFT.CONCAT(&quot;name_input.B&quot;;[$aggreg_input.B41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1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Processed rice</text:p>
          </table:table-cell>
          <table:table-cell table:formula="of:=INDIRECT(COM.MICROSOFT.CONCAT(&quot;name_input.B&quot;;[$aggreg_input.B42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2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Processing of dairy products</text:p>
          </table:table-cell>
          <table:table-cell table:formula="of:=INDIRECT(COM.MICROSOFT.CONCAT(&quot;name_input.B&quot;;[$aggreg_input.B43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3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table:formula="of:=INDIRECT(COM.MICROSOFT.CONCAT(&quot;name_input.B&quot;;[$aggreg_input.B44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4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table:formula="of:=INDIRECT(COM.MICROSOFT.CONCAT(&quot;name_input.B&quot;;[$aggreg_input.B45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5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Sugar refining</text:p>
          </table:table-cell>
          <table:table-cell table:formula="of:=INDIRECT(COM.MICROSOFT.CONCAT(&quot;name_input.B&quot;;[$aggreg_input.B46]+1))" office:value-type="string" office:string-value="Processing of food products nec" calcext:value-type="string">
            <text:p>Processing of food products nec</text:p>
          </table:table-cell>
          <table:table-cell table:formula="of:=COM.MICROSOFT.CONCAT(&quot;name_input.B&quot;;[$aggreg_input.B46]+1)" office:value-type="string" office:string-value="name_input.B20" calcext:value-type="string">
            <text:p>name_input.B20</text:p>
          </table:table-cell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table:formula="of:=INDIRECT(COM.MICROSOFT.CONCAT(&quot;name_input.B&quot;;[$aggreg_input.B47]+1))" office:value-type="string" office:string-value="Manufacture of tobacco products (16)" calcext:value-type="string">
            <text:p>Manufacture of tobacco products (16)</text:p>
          </table:table-cell>
          <table:table-cell table:formula="of:=COM.MICROSOFT.CONCAT(&quot;name_input.B&quot;;[$aggreg_input.B47]+1)" office:value-type="string" office:string-value="name_input.B21" calcext:value-type="string">
            <text:p>name_input.B21</text:p>
          </table:table-cell>
        </table:table-row>
        <table:table-row table:style-name="ro3">
          <table:table-cell office:value-type="string" calcext:value-type="string">
            <text:p>Manufacture of textiles (17)</text:p>
          </table:table-cell>
          <table:table-cell table:formula="of:=INDIRECT(COM.MICROSOFT.CONCAT(&quot;name_input.B&quot;;[$aggreg_input.B48]+1))" office:value-type="string" office:string-value="Manufacture of textile and wearing apparel (17,18)" calcext:value-type="string">
            <text:p>Manufacture of textile and wearing apparel (17,18)</text:p>
          </table:table-cell>
          <table:table-cell table:formula="of:=COM.MICROSOFT.CONCAT(&quot;name_input.B&quot;;[$aggreg_input.B48]+1)" office:value-type="string" office:string-value="name_input.B22" calcext:value-type="string">
            <text:p>name_input.B22</text:p>
          </table:table-cell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table:formula="of:=INDIRECT(COM.MICROSOFT.CONCAT(&quot;name_input.B&quot;;[$aggreg_input.B49]+1))" office:value-type="string" office:string-value="Manufacture of textile and wearing apparel (17,18)" calcext:value-type="string">
            <text:p>Manufacture of textile and wearing apparel (17,18)</text:p>
          </table:table-cell>
          <table:table-cell table:formula="of:=COM.MICROSOFT.CONCAT(&quot;name_input.B&quot;;[$aggreg_input.B49]+1)" office:value-type="string" office:string-value="name_input.B22" calcext:value-type="string">
            <text:p>name_input.B22</text:p>
          </table:table-cell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table:formula="of:=INDIRECT(COM.MICROSOFT.CONCAT(&quot;name_input.B&quot;;[$aggreg_input.B50]+1))" office:value-type="string" office:string-value="Manufacture of textile and wearing apparel (17,18)" calcext:value-type="string">
            <text:p>Manufacture of textile and wearing apparel (17,18)</text:p>
          </table:table-cell>
          <table:table-cell table:formula="of:=COM.MICROSOFT.CONCAT(&quot;name_input.B&quot;;[$aggreg_input.B50]+1)" office:value-type="string" office:string-value="name_input.B22" calcext:value-type="string">
            <text:p>name_input.B22</text:p>
          </table:table-cell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formula="of:=INDIRECT(COM.MICROSOFT.CONCAT(&quot;name_input.B&quot;;[$aggreg_input.B51]+1)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table:formula="of:=COM.MICROSOFT.CONCAT(&quot;name_input.B&quot;;[$aggreg_input.B51]+1)" office:value-type="string" office:string-value="name_input.B23" calcext:value-type="string">
            <text:p>name_input.B23</text:p>
          </table:table-cell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table:formula="of:=INDIRECT(COM.MICROSOFT.CONCAT(&quot;name_input.B&quot;;[$aggreg_input.B52]+1)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table:formula="of:=COM.MICROSOFT.CONCAT(&quot;name_input.B&quot;;[$aggreg_input.B52]+1)" office:value-type="string" office:string-value="name_input.B23" calcext:value-type="string">
            <text:p>name_input.B23</text:p>
          </table:table-cell>
        </table:table-row>
        <table:table-row table:style-name="ro3">
          <table:table-cell office:value-type="string" calcext:value-type="string">
            <text:p>Paper</text:p>
          </table:table-cell>
          <table:table-cell table:formula="of:=INDIRECT(COM.MICROSOFT.CONCAT(&quot;name_input.B&quot;;[$aggreg_input.B53]+1))" office:value-type="string" office:string-value="Paper" calcext:value-type="string">
            <text:p>Paper</text:p>
          </table:table-cell>
          <table:table-cell table:formula="of:=COM.MICROSOFT.CONCAT(&quot;name_input.B&quot;;[$aggreg_input.B53]+1)" office:value-type="string" office:string-value="name_input.B24" calcext:value-type="string">
            <text:p>name_input.B24</text:p>
          </table:table-cell>
        </table:table-row>
        <table:table-row table:style-name="ro3">
          <table:table-cell office:value-type="string" calcext:value-type="string">
            <text:p>Pulp</text:p>
          </table:table-cell>
          <table:table-cell table:formula="of:=INDIRECT(COM.MICROSOFT.CONCAT(&quot;name_input.B&quot;;[$aggreg_input.B54]+1))" office:value-type="string" office:string-value="Paper" calcext:value-type="string">
            <text:p>Paper</text:p>
          </table:table-cell>
          <table:table-cell table:formula="of:=COM.MICROSOFT.CONCAT(&quot;name_input.B&quot;;[$aggreg_input.B54]+1)" office:value-type="string" office:string-value="name_input.B24" calcext:value-type="string">
            <text:p>name_input.B24</text:p>
          </table:table-cell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table:formula="of:=INDIRECT(COM.MICROSOFT.CONCAT(&quot;name_input.B&quot;;[$aggreg_input.B55]+1))" office:value-type="string" office:string-value="Paper" calcext:value-type="string">
            <text:p>Paper</text:p>
          </table:table-cell>
          <table:table-cell table:formula="of:=COM.MICROSOFT.CONCAT(&quot;name_input.B&quot;;[$aggreg_input.B55]+1)" office:value-type="string" office:string-value="name_input.B24" calcext:value-type="string">
            <text:p>name_input.B24</text:p>
          </table:table-cell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table:formula="of:=INDIRECT(COM.MICROSOFT.CONCAT(&quot;name_input.B&quot;;[$aggreg_input.B56]+1))" office:value-type="string" office:string-value="Publishing, printing and reproduction of recorded media (22)" calcext:value-type="string">
            <text:p>Publishing, printing and reproduction of recorded media (22)</text:p>
          </table:table-cell>
          <table:table-cell table:formula="of:=COM.MICROSOFT.CONCAT(&quot;name_input.B&quot;;[$aggreg_input.B56]+1)" office:value-type="string" office:string-value="name_input.B25" calcext:value-type="string">
            <text:p>name_input.B25</text:p>
          </table:table-cell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table:formula="of:=INDIRECT(COM.MICROSOFT.CONCAT(&quot;name_input.B&quot;;[$aggreg_input.B57]+1))" office:value-type="string" office:string-value="Manufacture of coke oven products" calcext:value-type="string">
            <text:p>Manufacture of coke oven products</text:p>
          </table:table-cell>
          <table:table-cell table:formula="of:=COM.MICROSOFT.CONCAT(&quot;name_input.B&quot;;[$aggreg_input.B57]+1)" office:value-type="string" office:string-value="name_input.B26" calcext:value-type="string">
            <text:p>name_input.B26</text:p>
          </table:table-cell>
        </table:table-row>
        <table:table-row table:style-name="ro3">
          <table:table-cell office:value-type="string" calcext:value-type="string">
            <text:p>Petroleum Refinery</text:p>
          </table:table-cell>
          <table:table-cell table:formula="of:=INDIRECT(COM.MICROSOFT.CONCAT(&quot;name_input.B&quot;;[$aggreg_input.B58]+1))" office:value-type="string" office:string-value="Petroleum Refinery" calcext:value-type="string">
            <text:p>Petroleum Refinery</text:p>
          </table:table-cell>
          <table:table-cell table:formula="of:=COM.MICROSOFT.CONCAT(&quot;name_input.B&quot;;[$aggreg_input.B58]+1)" office:value-type="string" office:string-value="name_input.B27" calcext:value-type="string">
            <text:p>name_input.B27</text:p>
          </table:table-cell>
        </table:table-row>
        <table:table-row table:style-name="ro3">
          <table:table-cell office:value-type="string" calcext:value-type="string">
            <text:p>Processing of nuclear fuel</text:p>
          </table:table-cell>
          <table:table-cell table:formula="of:=INDIRECT(COM.MICROSOFT.CONCAT(&quot;name_input.B&quot;;[$aggreg_input.B59]+1))" office:value-type="string" office:string-value="Processing of nuclear fuel" calcext:value-type="string">
            <text:p>Processing of nuclear fuel</text:p>
          </table:table-cell>
          <table:table-cell table:formula="of:=COM.MICROSOFT.CONCAT(&quot;name_input.B&quot;;[$aggreg_input.B59]+1)" office:value-type="string" office:string-value="name_input.B28" calcext:value-type="string">
            <text:p>name_input.B28</text:p>
          </table:table-cell>
        </table:table-row>
        <table:table-row table:style-name="ro3">
          <table:table-cell office:value-type="string" calcext:value-type="string">
            <text:p>Plastics, basic</text:p>
          </table:table-cell>
          <table:table-cell table:formula="of:=INDIRECT(COM.MICROSOFT.CONCAT(&quot;name_input.B&quot;;[$aggreg_input.B60]+1))" office:value-type="string" office:string-value="Plastics, basic" calcext:value-type="string">
            <text:p>Plastics, basic</text:p>
          </table:table-cell>
          <table:table-cell table:formula="of:=COM.MICROSOFT.CONCAT(&quot;name_input.B&quot;;[$aggreg_input.B60]+1)" office:value-type="string" office:string-value="name_input.B29" calcext:value-type="string">
            <text:p>name_input.B29</text:p>
          </table:table-cell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table:formula="of:=INDIRECT(COM.MICROSOFT.CONCAT(&quot;name_input.B&quot;;[$aggreg_input.B61]+1))" office:value-type="string" office:string-value="Plastics, basic" calcext:value-type="string">
            <text:p>Plastics, basic</text:p>
          </table:table-cell>
          <table:table-cell table:formula="of:=COM.MICROSOFT.CONCAT(&quot;name_input.B&quot;;[$aggreg_input.B61]+1)" office:value-type="string" office:string-value="name_input.B29" calcext:value-type="string">
            <text:p>name_input.B29</text:p>
          </table:table-cell>
        </table:table-row>
        <table:table-row table:style-name="ro3">
          <table:table-cell office:value-type="string" calcext:value-type="string">
            <text:p>N-fertiliser</text:p>
          </table:table-cell>
          <table:table-cell table:formula="of:=INDIRECT(COM.MICROSOFT.CONCAT(&quot;name_input.B&quot;;[$aggreg_input.B62]+1))" office:value-type="string" office:string-value="Fertilisers" calcext:value-type="string">
            <text:p>Fertilisers</text:p>
          </table:table-cell>
          <table:table-cell table:formula="of:=COM.MICROSOFT.CONCAT(&quot;name_input.B&quot;;[$aggreg_input.B62]+1)" office:value-type="string" office:string-value="name_input.B30" calcext:value-type="string">
            <text:p>name_input.B30</text:p>
          </table:table-cell>
        </table:table-row>
        <table:table-row table:style-name="ro3">
          <table:table-cell office:value-type="string" calcext:value-type="string">
            <text:p>P- and other fertiliser</text:p>
          </table:table-cell>
          <table:table-cell table:formula="of:=INDIRECT(COM.MICROSOFT.CONCAT(&quot;name_input.B&quot;;[$aggreg_input.B63]+1))" office:value-type="string" office:string-value="Fertilisers" calcext:value-type="string">
            <text:p>Fertilisers</text:p>
          </table:table-cell>
          <table:table-cell table:formula="of:=COM.MICROSOFT.CONCAT(&quot;name_input.B&quot;;[$aggreg_input.B63]+1)" office:value-type="string" office:string-value="name_input.B30" calcext:value-type="string">
            <text:p>name_input.B30</text:p>
          </table:table-cell>
        </table:table-row>
        <table:table-row table:style-name="ro3">
          <table:table-cell office:value-type="string" calcext:value-type="string">
            <text:p>Chemicals nec</text:p>
          </table:table-cell>
          <table:table-cell table:formula="of:=INDIRECT(COM.MICROSOFT.CONCAT(&quot;name_input.B&quot;;[$aggreg_input.B64]+1))" office:value-type="string" office:string-value="Chemicals nec" calcext:value-type="string">
            <text:p>Chemicals nec</text:p>
          </table:table-cell>
          <table:table-cell table:formula="of:=COM.MICROSOFT.CONCAT(&quot;name_input.B&quot;;[$aggreg_input.B64]+1)" office:value-type="string" office:string-value="name_input.B31" calcext:value-type="string">
            <text:p>name_input.B31</text:p>
          </table:table-cell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table:formula="of:=INDIRECT(COM.MICROSOFT.CONCAT(&quot;name_input.B&quot;;[$aggreg_input.B65]+1))" office:value-type="string" office:string-value="Manufacture of rubber and plastic products (25)" calcext:value-type="string">
            <text:p>Manufacture of rubber and plastic products (25)</text:p>
          </table:table-cell>
          <table:table-cell table:formula="of:=COM.MICROSOFT.CONCAT(&quot;name_input.B&quot;;[$aggreg_input.B65]+1)" office:value-type="string" office:string-value="name_input.B32" calcext:value-type="string">
            <text:p>name_input.B32</text:p>
          </table:table-cell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table:formula="of:=INDIRECT(COM.MICROSOFT.CONCAT(&quot;name_input.B&quot;;[$aggreg_input.B66]+1))" office:value-type="string" office:string-value="Manufacture of glass and glass products" calcext:value-type="string">
            <text:p>Manufacture of glass and glass products</text:p>
          </table:table-cell>
          <table:table-cell table:formula="of:=COM.MICROSOFT.CONCAT(&quot;name_input.B&quot;;[$aggreg_input.B66]+1)" office:value-type="string" office:string-value="name_input.B33" calcext:value-type="string">
            <text:p>name_input.B33</text:p>
          </table:table-cell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table:formula="of:=INDIRECT(COM.MICROSOFT.CONCAT(&quot;name_input.B&quot;;[$aggreg_input.B67]+1))" office:value-type="string" office:string-value="Manufacture of glass and glass products" calcext:value-type="string">
            <text:p>Manufacture of glass and glass products</text:p>
          </table:table-cell>
          <table:table-cell table:formula="of:=COM.MICROSOFT.CONCAT(&quot;name_input.B&quot;;[$aggreg_input.B67]+1)" office:value-type="string" office:string-value="name_input.B33" calcext:value-type="string">
            <text:p>name_input.B33</text:p>
          </table:table-cell>
        </table:table-row>
        <table:table-row table:style-name="ro3">
          <table:table-cell office:value-type="string" calcext:value-type="string">
            <text:p>Manufacture of ceramic goods</text:p>
          </table:table-cell>
          <table:table-cell table:formula="of:=INDIRECT(COM.MICROSOFT.CONCAT(&quot;name_input.B&quot;;[$aggreg_input.B68]+1))" office:value-type="string" office:string-value="Manufacture of ceramic goods" calcext:value-type="string">
            <text:p>Manufacture of ceramic goods</text:p>
          </table:table-cell>
          <table:table-cell table:formula="of:=COM.MICROSOFT.CONCAT(&quot;name_input.B&quot;;[$aggreg_input.B68]+1)" office:value-type="string" office:string-value="name_input.B34" calcext:value-type="string">
            <text:p>name_input.B34</text:p>
          </table:table-cell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table:formula="of:=INDIRECT(COM.MICROSOFT.CONCAT(&quot;name_input.B&quot;;[$aggreg_input.B69]+1))" office:value-type="string" office:string-value="Manufacture of construction products and cement" calcext:value-type="string">
            <text:p>Manufacture of construction products and cement</text:p>
          </table:table-cell>
          <table:table-cell table:formula="of:=COM.MICROSOFT.CONCAT(&quot;name_input.B&quot;;[$aggreg_input.B69]+1)" office:value-type="string" office:string-value="name_input.B35" calcext:value-type="string">
            <text:p>name_input.B35</text:p>
          </table:table-cell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table:formula="of:=INDIRECT(COM.MICROSOFT.CONCAT(&quot;name_input.B&quot;;[$aggreg_input.B70]+1))" office:value-type="string" office:string-value="Manufacture of construction products and cement" calcext:value-type="string">
            <text:p>Manufacture of construction products and cement</text:p>
          </table:table-cell>
          <table:table-cell table:formula="of:=COM.MICROSOFT.CONCAT(&quot;name_input.B&quot;;[$aggreg_input.B70]+1)" office:value-type="string" office:string-value="name_input.B35" calcext:value-type="string">
            <text:p>name_input.B35</text:p>
          </table:table-cell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table:formula="of:=INDIRECT(COM.MICROSOFT.CONCAT(&quot;name_input.B&quot;;[$aggreg_input.B71]+1))" office:value-type="string" office:string-value="Manufacture of construction products and cement" calcext:value-type="string">
            <text:p>Manufacture of construction products and cement</text:p>
          </table:table-cell>
          <table:table-cell table:formula="of:=COM.MICROSOFT.CONCAT(&quot;name_input.B&quot;;[$aggreg_input.B71]+1)" office:value-type="string" office:string-value="name_input.B35" calcext:value-type="string">
            <text:p>name_input.B35</text:p>
          </table:table-cell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table:formula="of:=INDIRECT(COM.MICROSOFT.CONCAT(&quot;name_input.B&quot;;[$aggreg_input.B72]+1))" office:value-type="string" office:string-value="Manufacture of other non-metallic mineral products n.e.c." calcext:value-type="string">
            <text:p>Manufacture of other non-metallic mineral products n.e.c.</text:p>
          </table:table-cell>
          <table:table-cell table:formula="of:=COM.MICROSOFT.CONCAT(&quot;name_input.B&quot;;[$aggreg_input.B72]+1)" office:value-type="string" office:string-value="name_input.B36" calcext:value-type="string">
            <text:p>name_input.B36</text:p>
          </table:table-cell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table:formula="of:=INDIRECT(COM.MICROSOFT.CONCAT(&quot;name_input.B&quot;;[$aggreg_input.B73]+1)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table:formula="of:=COM.MICROSOFT.CONCAT(&quot;name_input.B&quot;;[$aggreg_input.B73]+1)" office:value-type="string" office:string-value="name_input.B37" calcext:value-type="string">
            <text:p>name_input.B37</text:p>
          </table:table-cell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table:formula="of:=INDIRECT(COM.MICROSOFT.CONCAT(&quot;name_input.B&quot;;[$aggreg_input.B74]+1)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table:formula="of:=COM.MICROSOFT.CONCAT(&quot;name_input.B&quot;;[$aggreg_input.B74]+1)" office:value-type="string" office:string-value="name_input.B37" calcext:value-type="string">
            <text:p>name_input.B37</text:p>
          </table:table-cell>
        </table:table-row>
        <table:table-row table:style-name="ro3">
          <table:table-cell office:value-type="string" calcext:value-type="string">
            <text:p>Precious metals production</text:p>
          </table:table-cell>
          <table:table-cell table:formula="of:=INDIRECT(COM.MICROSOFT.CONCAT(&quot;name_input.B&quot;;[$aggreg_input.B75]+1))" office:value-type="string" office:string-value="Precious metals production" calcext:value-type="string">
            <text:p>Precious metals production</text:p>
          </table:table-cell>
          <table:table-cell table:formula="of:=COM.MICROSOFT.CONCAT(&quot;name_input.B&quot;;[$aggreg_input.B75]+1)" office:value-type="string" office:string-value="name_input.B38" calcext:value-type="string">
            <text:p>name_input.B38</text:p>
          </table:table-cell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table:formula="of:=INDIRECT(COM.MICROSOFT.CONCAT(&quot;name_input.B&quot;;[$aggreg_input.B76]+1))" office:value-type="string" office:string-value="Precious metals production" calcext:value-type="string">
            <text:p>Precious metals production</text:p>
          </table:table-cell>
          <table:table-cell table:formula="of:=COM.MICROSOFT.CONCAT(&quot;name_input.B&quot;;[$aggreg_input.B76]+1)" office:value-type="string" office:string-value="name_input.B38" calcext:value-type="string">
            <text:p>name_input.B38</text:p>
          </table:table-cell>
        </table:table-row>
        <table:table-row table:style-name="ro3">
          <table:table-cell office:value-type="string" calcext:value-type="string">
            <text:p>Aluminium production</text:p>
          </table:table-cell>
          <table:table-cell table:formula="of:=INDIRECT(COM.MICROSOFT.CONCAT(&quot;name_input.B&quot;;[$aggreg_input.B77]+1))" office:value-type="string" office:string-value="Aluminium production" calcext:value-type="string">
            <text:p>Aluminium production</text:p>
          </table:table-cell>
          <table:table-cell table:formula="of:=COM.MICROSOFT.CONCAT(&quot;name_input.B&quot;;[$aggreg_input.B77]+1)" office:value-type="string" office:string-value="name_input.B39" calcext:value-type="string">
            <text:p>name_input.B39</text:p>
          </table:table-cell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table:formula="of:=INDIRECT(COM.MICROSOFT.CONCAT(&quot;name_input.B&quot;;[$aggreg_input.B78]+1))" office:value-type="string" office:string-value="Aluminium production" calcext:value-type="string">
            <text:p>Aluminium production</text:p>
          </table:table-cell>
          <table:table-cell table:formula="of:=COM.MICROSOFT.CONCAT(&quot;name_input.B&quot;;[$aggreg_input.B78]+1)" office:value-type="string" office:string-value="name_input.B39" calcext:value-type="string">
            <text:p>name_input.B39</text:p>
          </table:table-cell>
        </table:table-row>
        <table:table-row table:style-name="ro3">
          <table:table-cell office:value-type="string" calcext:value-type="string">
            <text:p>Lead, zinc and tin production</text:p>
          </table:table-cell>
          <table:table-cell table:formula="of:=INDIRECT(COM.MICROSOFT.CONCAT(&quot;name_input.B&quot;;[$aggreg_input.B79]+1))" office:value-type="string" office:string-value="Lead, zinc and tin production" calcext:value-type="string">
            <text:p>Lead, zinc and tin production</text:p>
          </table:table-cell>
          <table:table-cell table:formula="of:=COM.MICROSOFT.CONCAT(&quot;name_input.B&quot;;[$aggreg_input.B79]+1)" office:value-type="string" office:string-value="name_input.B40" calcext:value-type="string">
            <text:p>name_input.B40</text:p>
          </table:table-cell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table:formula="of:=INDIRECT(COM.MICROSOFT.CONCAT(&quot;name_input.B&quot;;[$aggreg_input.B80]+1))" office:value-type="string" office:string-value="Lead, zinc and tin production" calcext:value-type="string">
            <text:p>Lead, zinc and tin production</text:p>
          </table:table-cell>
          <table:table-cell table:formula="of:=COM.MICROSOFT.CONCAT(&quot;name_input.B&quot;;[$aggreg_input.B80]+1)" office:value-type="string" office:string-value="name_input.B40" calcext:value-type="string">
            <text:p>name_input.B40</text:p>
          </table:table-cell>
        </table:table-row>
        <table:table-row table:style-name="ro3">
          <table:table-cell office:value-type="string" calcext:value-type="string">
            <text:p>Copper production</text:p>
          </table:table-cell>
          <table:table-cell table:formula="of:=INDIRECT(COM.MICROSOFT.CONCAT(&quot;name_input.B&quot;;[$aggreg_input.B81]+1))" office:value-type="string" office:string-value="Copper production" calcext:value-type="string">
            <text:p>Copper production</text:p>
          </table:table-cell>
          <table:table-cell table:formula="of:=COM.MICROSOFT.CONCAT(&quot;name_input.B&quot;;[$aggreg_input.B81]+1)" office:value-type="string" office:string-value="name_input.B41" calcext:value-type="string">
            <text:p>name_input.B41</text:p>
          </table:table-cell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table:formula="of:=INDIRECT(COM.MICROSOFT.CONCAT(&quot;name_input.B&quot;;[$aggreg_input.B82]+1))" office:value-type="string" office:string-value="Copper production" calcext:value-type="string">
            <text:p>Copper production</text:p>
          </table:table-cell>
          <table:table-cell table:formula="of:=COM.MICROSOFT.CONCAT(&quot;name_input.B&quot;;[$aggreg_input.B82]+1)" office:value-type="string" office:string-value="name_input.B41" calcext:value-type="string">
            <text:p>name_input.B41</text:p>
          </table:table-cell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table:formula="of:=INDIRECT(COM.MICROSOFT.CONCAT(&quot;name_input.B&quot;;[$aggreg_input.B83]+1))" office:value-type="string" office:string-value="Other non-ferrous metal production" calcext:value-type="string">
            <text:p>Other non-ferrous metal production</text:p>
          </table:table-cell>
          <table:table-cell table:formula="of:=COM.MICROSOFT.CONCAT(&quot;name_input.B&quot;;[$aggreg_input.B83]+1)" office:value-type="string" office:string-value="name_input.B42" calcext:value-type="string">
            <text:p>name_input.B42</text:p>
          </table:table-cell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table:formula="of:=INDIRECT(COM.MICROSOFT.CONCAT(&quot;name_input.B&quot;;[$aggreg_input.B84]+1))" office:value-type="string" office:string-value="Other non-ferrous metal production" calcext:value-type="string">
            <text:p>Other non-ferrous metal production</text:p>
          </table:table-cell>
          <table:table-cell table:formula="of:=COM.MICROSOFT.CONCAT(&quot;name_input.B&quot;;[$aggreg_input.B84]+1)" office:value-type="string" office:string-value="name_input.B42" calcext:value-type="string">
            <text:p>name_input.B42</text:p>
          </table:table-cell>
        </table:table-row>
        <table:table-row table:style-name="ro3">
          <table:table-cell office:value-type="string" calcext:value-type="string">
            <text:p>Casting of metals</text:p>
          </table:table-cell>
          <table:table-cell table:formula="of:=INDIRECT(COM.MICROSOFT.CONCAT(&quot;name_input.B&quot;;[$aggreg_input.B85]+1))" office:value-type="string" office:string-value="Casting of metals" calcext:value-type="string">
            <text:p>Casting of metals</text:p>
          </table:table-cell>
          <table:table-cell table:formula="of:=COM.MICROSOFT.CONCAT(&quot;name_input.B&quot;;[$aggreg_input.B85]+1)" office:value-type="string" office:string-value="name_input.B43" calcext:value-type="string">
            <text:p>name_input.B43</text:p>
          </table:table-cell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table:formula="of:=INDIRECT(COM.MICROSOFT.CONCAT(&quot;name_input.B&quot;;[$aggreg_input.B86]+1))" office:value-type="string" office:string-value="Manufacture of fabricated metal products, except machinery and equipment (28)" calcext:value-type="string">
            <text:p>Manufacture of fabricated metal products, except machinery and equipment (28)</text:p>
          </table:table-cell>
          <table:table-cell table:formula="of:=COM.MICROSOFT.CONCAT(&quot;name_input.B&quot;;[$aggreg_input.B86]+1)" office:value-type="string" office:string-value="name_input.B44" calcext:value-type="string">
            <text:p>name_input.B44</text:p>
          </table:table-cell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table:formula="of:=INDIRECT(COM.MICROSOFT.CONCAT(&quot;name_input.B&quot;;[$aggreg_input.B87]+1))" office:value-type="string" office:string-value="Manufacture of machinery and equipment n.e.c. (29)" calcext:value-type="string">
            <text:p>Manufacture of machinery and equipment n.e.c. (29)</text:p>
          </table:table-cell>
          <table:table-cell table:formula="of:=COM.MICROSOFT.CONCAT(&quot;name_input.B&quot;;[$aggreg_input.B87]+1)" office:value-type="string" office:string-value="name_input.B45" calcext:value-type="string">
            <text:p>name_input.B45</text:p>
          </table:table-cell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table:formula="of:=INDIRECT(COM.MICROSOFT.CONCAT(&quot;name_input.B&quot;;[$aggreg_input.B88]+1))" office:value-type="string" office:string-value="Manufacture of office machinery and computers (30)" calcext:value-type="string">
            <text:p>Manufacture of office machinery and computers (30)</text:p>
          </table:table-cell>
          <table:table-cell table:formula="of:=COM.MICROSOFT.CONCAT(&quot;name_input.B&quot;;[$aggreg_input.B88]+1)" office:value-type="string" office:string-value="name_input.B46" calcext:value-type="string">
            <text:p>name_input.B46</text:p>
          </table:table-cell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table:formula="of:=INDIRECT(COM.MICROSOFT.CONCAT(&quot;name_input.B&quot;;[$aggreg_input.B89]+1))" office:value-type="string" office:string-value="Manufacture of office machinery and computers (30)" calcext:value-type="string">
            <text:p>Manufacture of office machinery and computers (30)</text:p>
          </table:table-cell>
          <table:table-cell table:formula="of:=COM.MICROSOFT.CONCAT(&quot;name_input.B&quot;;[$aggreg_input.B89]+1)" office:value-type="string" office:string-value="name_input.B46" calcext:value-type="string">
            <text:p>name_input.B46</text:p>
          </table:table-cell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table:formula="of:=INDIRECT(COM.MICROSOFT.CONCAT(&quot;name_input.B&quot;;[$aggreg_input.B90]+1))" office:value-type="string" office:string-value="Manufacture of electrical machinery and apparatus n.e.c. (31)" calcext:value-type="string">
            <text:p>Manufacture of electrical machinery and apparatus n.e.c. (31)</text:p>
          </table:table-cell>
          <table:table-cell table:formula="of:=COM.MICROSOFT.CONCAT(&quot;name_input.B&quot;;[$aggreg_input.B90]+1)" office:value-type="string" office:string-value="name_input.B47" calcext:value-type="string">
            <text:p>name_input.B47</text:p>
          </table:table-cell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table:formula="of:=INDIRECT(COM.MICROSOFT.CONCAT(&quot;name_input.B&quot;;[$aggreg_input.B91]+1))" office:value-type="string" office:string-value="Manufacture of medical, precision and optical instruments, watches and clocks (33)" calcext:value-type="string">
            <text:p>Manufacture of medical, precision and optical instruments, watches and clocks (33)</text:p>
          </table:table-cell>
          <table:table-cell table:formula="of:=COM.MICROSOFT.CONCAT(&quot;name_input.B&quot;;[$aggreg_input.B91]+1)" office:value-type="string" office:string-value="name_input.B48" calcext:value-type="string">
            <text:p>name_input.B48</text:p>
          </table:table-cell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table:formula="of:=INDIRECT(COM.MICROSOFT.CONCAT(&quot;name_input.B&quot;;[$aggreg_input.B92]+1))" office:value-type="string" office:string-value="Manufacture of transport equipment (34,35)" calcext:value-type="string">
            <text:p>Manufacture of transport equipment (34,35)</text:p>
          </table:table-cell>
          <table:table-cell table:formula="of:=COM.MICROSOFT.CONCAT(&quot;name_input.B&quot;;[$aggreg_input.B92]+1)" office:value-type="string" office:string-value="name_input.B49" calcext:value-type="string">
            <text:p>name_input.B49</text:p>
          </table:table-cell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table:formula="of:=INDIRECT(COM.MICROSOFT.CONCAT(&quot;name_input.B&quot;;[$aggreg_input.B93]+1))" office:value-type="string" office:string-value="Manufacture of transport equipment (34,35)" calcext:value-type="string">
            <text:p>Manufacture of transport equipment (34,35)</text:p>
          </table:table-cell>
          <table:table-cell table:formula="of:=COM.MICROSOFT.CONCAT(&quot;name_input.B&quot;;[$aggreg_input.B93]+1)" office:value-type="string" office:string-value="name_input.B49" calcext:value-type="string">
            <text:p>name_input.B49</text:p>
          </table:table-cell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table:formula="of:=INDIRECT(COM.MICROSOFT.CONCAT(&quot;name_input.B&quot;;[$aggreg_input.B94]+1))" office:value-type="string" office:string-value="Manufacture of furniture; manufacturing n.e.c. (36)" calcext:value-type="string">
            <text:p>Manufacture of furniture; manufacturing n.e.c. (36)</text:p>
          </table:table-cell>
          <table:table-cell table:formula="of:=COM.MICROSOFT.CONCAT(&quot;name_input.B&quot;;[$aggreg_input.B94]+1)" office:value-type="string" office:string-value="name_input.B50" calcext:value-type="string">
            <text:p>name_input.B50</text:p>
          </table:table-cell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table:formula="of:=INDIRECT(COM.MICROSOFT.CONCAT(&quot;name_input.B&quot;;[$aggreg_input.B95]+1))" office:value-type="string" office:string-value="Recycling of waste and scrap" calcext:value-type="string">
            <text:p>Recycling of waste and scrap</text:p>
          </table:table-cell>
          <table:table-cell table:formula="of:=COM.MICROSOFT.CONCAT(&quot;name_input.B&quot;;[$aggreg_input.B95]+1)" office:value-type="string" office:string-value="name_input.B51" calcext:value-type="string">
            <text:p>name_input.B51</text:p>
          </table:table-cell>
        </table:table-row>
        <table:table-row table:style-name="ro3">
          <table:table-cell office:value-type="string" calcext:value-type="string">
            <text:p>Recycling of waste and scrap</text:p>
          </table:table-cell>
          <table:table-cell table:formula="of:=INDIRECT(COM.MICROSOFT.CONCAT(&quot;name_input.B&quot;;[$aggreg_input.B96]+1))" office:value-type="string" office:string-value="Recycling of waste and scrap" calcext:value-type="string">
            <text:p>Recycling of waste and scrap</text:p>
          </table:table-cell>
          <table:table-cell table:formula="of:=COM.MICROSOFT.CONCAT(&quot;name_input.B&quot;;[$aggreg_input.B96]+1)" office:value-type="string" office:string-value="name_input.B51" calcext:value-type="string">
            <text:p>name_input.B51</text:p>
          </table:table-cell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table:formula="of:=INDIRECT(COM.MICROSOFT.CONCAT(&quot;name_input.B&quot;;[$aggreg_input.B97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97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table:formula="of:=INDIRECT(COM.MICROSOFT.CONCAT(&quot;name_input.B&quot;;[$aggreg_input.B98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98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table:formula="of:=INDIRECT(COM.MICROSOFT.CONCAT(&quot;name_input.B&quot;;[$aggreg_input.B99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99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table:formula="of:=INDIRECT(COM.MICROSOFT.CONCAT(&quot;name_input.B&quot;;[$aggreg_input.B100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0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table:formula="of:=INDIRECT(COM.MICROSOFT.CONCAT(&quot;name_input.B&quot;;[$aggreg_input.B101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1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table:formula="of:=INDIRECT(COM.MICROSOFT.CONCAT(&quot;name_input.B&quot;;[$aggreg_input.B102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2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table:formula="of:=INDIRECT(COM.MICROSOFT.CONCAT(&quot;name_input.B&quot;;[$aggreg_input.B103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3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table:formula="of:=INDIRECT(COM.MICROSOFT.CONCAT(&quot;name_input.B&quot;;[$aggreg_input.B104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4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table:formula="of:=INDIRECT(COM.MICROSOFT.CONCAT(&quot;name_input.B&quot;;[$aggreg_input.B105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5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table:formula="of:=INDIRECT(COM.MICROSOFT.CONCAT(&quot;name_input.B&quot;;[$aggreg_input.B106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6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table:formula="of:=INDIRECT(COM.MICROSOFT.CONCAT(&quot;name_input.B&quot;;[$aggreg_input.B107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7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Production of electricity nec</text:p>
          </table:table-cell>
          <table:table-cell table:formula="of:=INDIRECT(COM.MICROSOFT.CONCAT(&quot;name_input.B&quot;;[$aggreg_input.B108]+1))" office:value-type="string" office:string-value="Production of electricity" calcext:value-type="string">
            <text:p>Production of electricity</text:p>
          </table:table-cell>
          <table:table-cell table:formula="of:=COM.MICROSOFT.CONCAT(&quot;name_input.B&quot;;[$aggreg_input.B108]+1)" office:value-type="string" office:string-value="name_input.B52" calcext:value-type="string">
            <text:p>name_input.B52</text:p>
          </table:table-cell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table:formula="of:=INDIRECT(COM.MICROSOFT.CONCAT(&quot;name_input.B&quot;;[$aggreg_input.B109]+1))" office:value-type="string" office:string-value="Transmission and distribution of electricity" calcext:value-type="string">
            <text:p>Transmission and distribution of electricity</text:p>
          </table:table-cell>
          <table:table-cell table:formula="of:=COM.MICROSOFT.CONCAT(&quot;name_input.B&quot;;[$aggreg_input.B109]+1)" office:value-type="string" office:string-value="name_input.B53" calcext:value-type="string">
            <text:p>name_input.B53</text:p>
          </table:table-cell>
        </table:table-row>
        <table:table-row table:style-name="ro3">
          <table:table-cell office:value-type="string" calcext:value-type="string">
            <text:p>Transmission of electricity</text:p>
          </table:table-cell>
          <table:table-cell table:formula="of:=INDIRECT(COM.MICROSOFT.CONCAT(&quot;name_input.B&quot;;[$aggreg_input.B110]+1))" office:value-type="string" office:string-value="Transmission and distribution of electricity" calcext:value-type="string">
            <text:p>Transmission and distribution of electricity</text:p>
          </table:table-cell>
          <table:table-cell table:formula="of:=COM.MICROSOFT.CONCAT(&quot;name_input.B&quot;;[$aggreg_input.B110]+1)" office:value-type="string" office:string-value="name_input.B53" calcext:value-type="string">
            <text:p>name_input.B53</text:p>
          </table:table-cell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table:formula="of:=INDIRECT(COM.MICROSOFT.CONCAT(&quot;name_input.B&quot;;[$aggreg_input.B111]+1))" office:value-type="string" office:string-value="Manufacture of gas; distribution of gaseous fuels through mains" calcext:value-type="string">
            <text:p>Manufacture of gas; distribution of gaseous fuels through mains</text:p>
          </table:table-cell>
          <table:table-cell table:formula="of:=COM.MICROSOFT.CONCAT(&quot;name_input.B&quot;;[$aggreg_input.B111]+1)" office:value-type="string" office:string-value="name_input.B54" calcext:value-type="string">
            <text:p>name_input.B54</text:p>
          </table:table-cell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table:formula="of:=INDIRECT(COM.MICROSOFT.CONCAT(&quot;name_input.B&quot;;[$aggreg_input.B112]+1)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table:formula="of:=COM.MICROSOFT.CONCAT(&quot;name_input.B&quot;;[$aggreg_input.B112]+1)" office:value-type="string" office:string-value="name_input.B55" calcext:value-type="string">
            <text:p>name_input.B55</text:p>
          </table:table-cell>
        </table:table-row>
        <table:table-row table:style-name="ro3">
          <table:table-cell office:value-type="string" calcext:value-type="string">
            <text:p>Steam and hot water supply</text:p>
          </table:table-cell>
          <table:table-cell table:formula="of:=INDIRECT(COM.MICROSOFT.CONCAT(&quot;name_input.B&quot;;[$aggreg_input.B113]+1)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table:formula="of:=COM.MICROSOFT.CONCAT(&quot;name_input.B&quot;;[$aggreg_input.B113]+1)" office:value-type="string" office:string-value="name_input.B55" calcext:value-type="string">
            <text:p>name_input.B55</text:p>
          </table:table-cell>
        </table:table-row>
        <table:table-row table:style-name="ro3">
          <table:table-cell office:value-type="string" calcext:value-type="string">
            <text:p>Construction (45)</text:p>
          </table:table-cell>
          <table:table-cell table:formula="of:=INDIRECT(COM.MICROSOFT.CONCAT(&quot;name_input.B&quot;;[$aggreg_input.B114]+1))" office:value-type="string" office:string-value="Construction (45)" calcext:value-type="string">
            <text:p>Construction (45)</text:p>
          </table:table-cell>
          <table:table-cell table:formula="of:=COM.MICROSOFT.CONCAT(&quot;name_input.B&quot;;[$aggreg_input.B114]+1)" office:value-type="string" office:string-value="name_input.B56" calcext:value-type="string">
            <text:p>name_input.B56</text:p>
          </table:table-cell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table:formula="of:=INDIRECT(COM.MICROSOFT.CONCAT(&quot;name_input.B&quot;;[$aggreg_input.B115]+1))" office:value-type="string" office:string-value="Construction (45)" calcext:value-type="string">
            <text:p>Construction (45)</text:p>
          </table:table-cell>
          <table:table-cell table:formula="of:=COM.MICROSOFT.CONCAT(&quot;name_input.B&quot;;[$aggreg_input.B115]+1)" office:value-type="string" office:string-value="name_input.B56" calcext:value-type="string">
            <text:p>name_input.B56</text:p>
          </table:table-cell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table:formula="of:=INDIRECT(COM.MICROSOFT.CONCAT(&quot;name_input.B&quot;;[$aggreg_input.B116]+1))" office:value-type="string" office:string-value="Sale, maintenance, repair of motor vehicles, motor vehicles parts, motorcycles, motor cycles parts and accessoiries" calcext:value-type="string">
            <text:p>Sale, maintenance, repair of motor vehicles, motor vehicles parts, motorcycles, motor cycles parts and accessoiries</text:p>
          </table:table-cell>
          <table:table-cell table:formula="of:=COM.MICROSOFT.CONCAT(&quot;name_input.B&quot;;[$aggreg_input.B116]+1)" office:value-type="string" office:string-value="name_input.B57" calcext:value-type="string">
            <text:p>name_input.B57</text:p>
          </table:table-cell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table:formula="of:=INDIRECT(COM.MICROSOFT.CONCAT(&quot;name_input.B&quot;;[$aggreg_input.B117]+1))" office:value-type="string" office:string-value="Retail sale of automotive fuel" calcext:value-type="string">
            <text:p>Retail sale of automotive fuel</text:p>
          </table:table-cell>
          <table:table-cell table:formula="of:=COM.MICROSOFT.CONCAT(&quot;name_input.B&quot;;[$aggreg_input.B117]+1)" office:value-type="string" office:string-value="name_input.B58" calcext:value-type="string">
            <text:p>name_input.B58</text:p>
          </table:table-cell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table:formula="of:=INDIRECT(COM.MICROSOFT.CONCAT(&quot;name_input.B&quot;;[$aggreg_input.B118]+1))" office:value-type="string" office:string-value="Wholesale trade and commission trade, except of motor vehicles and motorcycles (51)" calcext:value-type="string">
            <text:p>Wholesale trade and commission trade, except of motor vehicles and motorcycles (51)</text:p>
          </table:table-cell>
          <table:table-cell table:formula="of:=COM.MICROSOFT.CONCAT(&quot;name_input.B&quot;;[$aggreg_input.B118]+1)" office:value-type="string" office:string-value="name_input.B59" calcext:value-type="string">
            <text:p>name_input.B59</text:p>
          </table:table-cell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table:formula="of:=INDIRECT(COM.MICROSOFT.CONCAT(&quot;name_input.B&quot;;[$aggreg_input.B119]+1))" office:value-type="string" office:string-value="Retail trade, except of motor vehicles and motorcycles; repair of personal and household goods (52)" calcext:value-type="string">
            <text:p>Retail trade, except of motor vehicles and motorcycles; repair of personal and household goods (52)</text:p>
          </table:table-cell>
          <table:table-cell table:formula="of:=COM.MICROSOFT.CONCAT(&quot;name_input.B&quot;;[$aggreg_input.B119]+1)" office:value-type="string" office:string-value="name_input.B60" calcext:value-type="string">
            <text:p>name_input.B60</text:p>
          </table:table-cell>
        </table:table-row>
        <table:table-row table:style-name="ro3">
          <table:table-cell office:value-type="string" calcext:value-type="string">
            <text:p>Hotels and restaurants (55)</text:p>
          </table:table-cell>
          <table:table-cell table:formula="of:=INDIRECT(COM.MICROSOFT.CONCAT(&quot;name_input.B&quot;;[$aggreg_input.B120]+1))" office:value-type="string" office:string-value="Hotels and restaurants (55)" calcext:value-type="string">
            <text:p>Hotels and restaurants (55)</text:p>
          </table:table-cell>
          <table:table-cell table:formula="of:=COM.MICROSOFT.CONCAT(&quot;name_input.B&quot;;[$aggreg_input.B120]+1)" office:value-type="string" office:string-value="name_input.B61" calcext:value-type="string">
            <text:p>name_input.B61</text:p>
          </table:table-cell>
        </table:table-row>
        <table:table-row table:style-name="ro3">
          <table:table-cell office:value-type="string" calcext:value-type="string">
            <text:p>Transport via railways</text:p>
          </table:table-cell>
          <table:table-cell table:formula="of:=INDIRECT(COM.MICROSOFT.CONCAT(&quot;name_input.B&quot;;[$aggreg_input.B121]+1))" office:value-type="string" office:string-value="Transport via railways" calcext:value-type="string">
            <text:p>Transport via railways</text:p>
          </table:table-cell>
          <table:table-cell table:formula="of:=COM.MICROSOFT.CONCAT(&quot;name_input.B&quot;;[$aggreg_input.B121]+1)" office:value-type="string" office:string-value="name_input.B62" calcext:value-type="string">
            <text:p>name_input.B62</text:p>
          </table:table-cell>
        </table:table-row>
        <table:table-row table:style-name="ro3">
          <table:table-cell office:value-type="string" calcext:value-type="string">
            <text:p>Other land transport</text:p>
          </table:table-cell>
          <table:table-cell table:formula="of:=INDIRECT(COM.MICROSOFT.CONCAT(&quot;name_input.B&quot;;[$aggreg_input.B122]+1))" office:value-type="string" office:string-value="Other land transport" calcext:value-type="string">
            <text:p>Other land transport</text:p>
          </table:table-cell>
          <table:table-cell table:formula="of:=COM.MICROSOFT.CONCAT(&quot;name_input.B&quot;;[$aggreg_input.B122]+1)" office:value-type="string" office:string-value="name_input.B63" calcext:value-type="string">
            <text:p>name_input.B63</text:p>
          </table:table-cell>
        </table:table-row>
        <table:table-row table:style-name="ro3">
          <table:table-cell office:value-type="string" calcext:value-type="string">
            <text:p>Transport via pipelines</text:p>
          </table:table-cell>
          <table:table-cell table:formula="of:=INDIRECT(COM.MICROSOFT.CONCAT(&quot;name_input.B&quot;;[$aggreg_input.B123]+1))" office:value-type="string" office:string-value="Transport via pipelines" calcext:value-type="string">
            <text:p>Transport via pipelines</text:p>
          </table:table-cell>
          <table:table-cell table:formula="of:=COM.MICROSOFT.CONCAT(&quot;name_input.B&quot;;[$aggreg_input.B123]+1)" office:value-type="string" office:string-value="name_input.B64" calcext:value-type="string">
            <text:p>name_input.B64</text:p>
          </table:table-cell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table:formula="of:=INDIRECT(COM.MICROSOFT.CONCAT(&quot;name_input.B&quot;;[$aggreg_input.B124]+1))" office:value-type="string" office:string-value="Sea and coastal water transport" calcext:value-type="string">
            <text:p>Sea and coastal water transport</text:p>
          </table:table-cell>
          <table:table-cell table:formula="of:=COM.MICROSOFT.CONCAT(&quot;name_input.B&quot;;[$aggreg_input.B124]+1)" office:value-type="string" office:string-value="name_input.B65" calcext:value-type="string">
            <text:p>name_input.B65</text:p>
          </table:table-cell>
        </table:table-row>
        <table:table-row table:style-name="ro3">
          <table:table-cell office:value-type="string" calcext:value-type="string">
            <text:p>Inland water transport</text:p>
          </table:table-cell>
          <table:table-cell table:formula="of:=INDIRECT(COM.MICROSOFT.CONCAT(&quot;name_input.B&quot;;[$aggreg_input.B125]+1))" office:value-type="string" office:string-value="Inland water transport" calcext:value-type="string">
            <text:p>Inland water transport</text:p>
          </table:table-cell>
          <table:table-cell table:formula="of:=COM.MICROSOFT.CONCAT(&quot;name_input.B&quot;;[$aggreg_input.B125]+1)" office:value-type="string" office:string-value="name_input.B66" calcext:value-type="string">
            <text:p>name_input.B66</text:p>
          </table:table-cell>
        </table:table-row>
        <table:table-row table:style-name="ro3">
          <table:table-cell office:value-type="string" calcext:value-type="string">
            <text:p>Air transport (62)</text:p>
          </table:table-cell>
          <table:table-cell table:formula="of:=INDIRECT(COM.MICROSOFT.CONCAT(&quot;name_input.B&quot;;[$aggreg_input.B126]+1))" office:value-type="string" office:string-value="Air transport (62)" calcext:value-type="string">
            <text:p>Air transport (62)</text:p>
          </table:table-cell>
          <table:table-cell table:formula="of:=COM.MICROSOFT.CONCAT(&quot;name_input.B&quot;;[$aggreg_input.B126]+1)" office:value-type="string" office:string-value="name_input.B67" calcext:value-type="string">
            <text:p>name_input.B67</text:p>
          </table:table-cell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table:formula="of:=INDIRECT(COM.MICROSOFT.CONCAT(&quot;name_input.B&quot;;[$aggreg_input.B127]+1))" office:value-type="string" office:string-value="Supporting and auxiliary transport activities; activities of travel agencies (63)" calcext:value-type="string">
            <text:p>Supporting and auxiliary transport activities; activities of travel agencies (63)</text:p>
          </table:table-cell>
          <table:table-cell table:formula="of:=COM.MICROSOFT.CONCAT(&quot;name_input.B&quot;;[$aggreg_input.B127]+1)" office:value-type="string" office:string-value="name_input.B68" calcext:value-type="string">
            <text:p>name_input.B68</text:p>
          </table:table-cell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table:formula="of:=INDIRECT(COM.MICROSOFT.CONCAT(&quot;name_input.B&quot;;[$aggreg_input.B128]+1))" office:value-type="string" office:string-value="Post and telecommunications (64)" calcext:value-type="string">
            <text:p>Post and telecommunications (64)</text:p>
          </table:table-cell>
          <table:table-cell table:formula="of:=COM.MICROSOFT.CONCAT(&quot;name_input.B&quot;;[$aggreg_input.B128]+1)" office:value-type="string" office:string-value="name_input.B69" calcext:value-type="string">
            <text:p>name_input.B69</text:p>
          </table:table-cell>
        </table:table-row>
        <table:table-row table:style-name="ro3">
          <table:table-cell office:value-type="string" calcext:value-type="string">
            <text:p>Activities auxiliary to financial intermediation (67)</text:p>
          </table:table-cell>
          <table:table-cell table:formula="of:=INDIRECT(COM.MICROSOFT.CONCAT(&quot;name_input.B&quot;;[$aggreg_input.B129]+1)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table:formula="of:=COM.MICROSOFT.CONCAT(&quot;name_input.B&quot;;[$aggreg_input.B129]+1)" office:value-type="string" office:string-value="name_input.B70" calcext:value-type="string">
            <text:p>name_input.B70</text:p>
          </table:table-cell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table:formula="of:=INDIRECT(COM.MICROSOFT.CONCAT(&quot;name_input.B&quot;;[$aggreg_input.B130]+1)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table:formula="of:=COM.MICROSOFT.CONCAT(&quot;name_input.B&quot;;[$aggreg_input.B130]+1)" office:value-type="string" office:string-value="name_input.B70" calcext:value-type="string">
            <text:p>name_input.B70</text:p>
          </table:table-cell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table:formula="of:=INDIRECT(COM.MICROSOFT.CONCAT(&quot;name_input.B&quot;;[$aggreg_input.B131]+1)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table:formula="of:=COM.MICROSOFT.CONCAT(&quot;name_input.B&quot;;[$aggreg_input.B131]+1)" office:value-type="string" office:string-value="name_input.B70" calcext:value-type="string">
            <text:p>name_input.B70</text:p>
          </table:table-cell>
        </table:table-row>
        <table:table-row table:style-name="ro3">
          <table:table-cell office:value-type="string" calcext:value-type="string">
            <text:p>Real estate activities (70)</text:p>
          </table:table-cell>
          <table:table-cell table:formula="of:=INDIRECT(COM.MICROSOFT.CONCAT(&quot;name_input.B&quot;;[$aggreg_input.B132]+1)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table:formula="of:=COM.MICROSOFT.CONCAT(&quot;name_input.B&quot;;[$aggreg_input.B132]+1)" office:value-type="string" office:string-value="name_input.B70" calcext:value-type="string">
            <text:p>name_input.B70</text:p>
          </table:table-cell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table:formula="of:=INDIRECT(COM.MICROSOFT.CONCAT(&quot;name_input.B&quot;;[$aggreg_input.B133]+1))" office:value-type="string" office:string-value="Renting of machinery and equipment without operator and of personal and household goods (71)" calcext:value-type="string">
            <text:p>Renting of machinery and equipment without operator and of personal and household goods (71)</text:p>
          </table:table-cell>
          <table:table-cell table:formula="of:=COM.MICROSOFT.CONCAT(&quot;name_input.B&quot;;[$aggreg_input.B133]+1)" office:value-type="string" office:string-value="name_input.B71" calcext:value-type="string">
            <text:p>name_input.B71</text:p>
          </table:table-cell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table:formula="of:=INDIRECT(COM.MICROSOFT.CONCAT(&quot;name_input.B&quot;;[$aggreg_input.B134]+1))" office:value-type="string" office:string-value="Other business activities (74)" calcext:value-type="string">
            <text:p>Other business activities (74)</text:p>
          </table:table-cell>
          <table:table-cell table:formula="of:=COM.MICROSOFT.CONCAT(&quot;name_input.B&quot;;[$aggreg_input.B134]+1)" office:value-type="string" office:string-value="name_input.B72" calcext:value-type="string">
            <text:p>name_input.B72</text:p>
          </table:table-cell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table:formula="of:=INDIRECT(COM.MICROSOFT.CONCAT(&quot;name_input.B&quot;;[$aggreg_input.B135]+1))" office:value-type="string" office:string-value="Other business activities (74)" calcext:value-type="string">
            <text:p>Other business activities (74)</text:p>
          </table:table-cell>
          <table:table-cell table:formula="of:=COM.MICROSOFT.CONCAT(&quot;name_input.B&quot;;[$aggreg_input.B135]+1)" office:value-type="string" office:string-value="name_input.B72" calcext:value-type="string">
            <text:p>name_input.B72</text:p>
          </table:table-cell>
        </table:table-row>
        <table:table-row table:style-name="ro3">
          <table:table-cell office:value-type="string" calcext:value-type="string">
            <text:p>Research and development (73)</text:p>
          </table:table-cell>
          <table:table-cell table:formula="of:=INDIRECT(COM.MICROSOFT.CONCAT(&quot;name_input.B&quot;;[$aggreg_input.B136]+1))" office:value-type="string" office:string-value="Other business activities (74)" calcext:value-type="string">
            <text:p>Other business activities (74)</text:p>
          </table:table-cell>
          <table:table-cell table:formula="of:=COM.MICROSOFT.CONCAT(&quot;name_input.B&quot;;[$aggreg_input.B136]+1)" office:value-type="string" office:string-value="name_input.B72" calcext:value-type="string">
            <text:p>name_input.B72</text:p>
          </table:table-cell>
        </table:table-row>
        <table:table-row table:style-name="ro3">
          <table:table-cell office:value-type="string" calcext:value-type="string">
            <text:p>Education (80)</text:p>
          </table:table-cell>
          <table:table-cell table:formula="of:=INDIRECT(COM.MICROSOFT.CONCAT(&quot;name_input.B&quot;;[$aggreg_input.B137]+1)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table:formula="of:=COM.MICROSOFT.CONCAT(&quot;name_input.B&quot;;[$aggreg_input.B137]+1)" office:value-type="string" office:string-value="name_input.B73" calcext:value-type="string">
            <text:p>name_input.B73</text:p>
          </table:table-cell>
        </table:table-row>
        <table:table-row table:style-name="ro3">
          <table:table-cell office:value-type="string" calcext:value-type="string">
            <text:p>Health and social work (85)</text:p>
          </table:table-cell>
          <table:table-cell table:formula="of:=INDIRECT(COM.MICROSOFT.CONCAT(&quot;name_input.B&quot;;[$aggreg_input.B138]+1)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table:formula="of:=COM.MICROSOFT.CONCAT(&quot;name_input.B&quot;;[$aggreg_input.B138]+1)" office:value-type="string" office:string-value="name_input.B73" calcext:value-type="string">
            <text:p>name_input.B73</text:p>
          </table:table-cell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table:formula="of:=INDIRECT(COM.MICROSOFT.CONCAT(&quot;name_input.B&quot;;[$aggreg_input.B139]+1)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table:formula="of:=COM.MICROSOFT.CONCAT(&quot;name_input.B&quot;;[$aggreg_input.B139]+1)" office:value-type="string" office:string-value="name_input.B73" calcext:value-type="string">
            <text:p>name_input.B73</text:p>
          </table:table-cell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table:formula="of:=INDIRECT(COM.MICROSOFT.CONCAT(&quot;name_input.B&quot;;[$aggreg_input.B140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0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table:formula="of:=INDIRECT(COM.MICROSOFT.CONCAT(&quot;name_input.B&quot;;[$aggreg_input.B141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1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table:formula="of:=INDIRECT(COM.MICROSOFT.CONCAT(&quot;name_input.B&quot;;[$aggreg_input.B142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2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table:formula="of:=INDIRECT(COM.MICROSOFT.CONCAT(&quot;name_input.B&quot;;[$aggreg_input.B143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3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table:formula="of:=INDIRECT(COM.MICROSOFT.CONCAT(&quot;name_input.B&quot;;[$aggreg_input.B144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4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Food</text:p>
          </table:table-cell>
          <table:table-cell table:formula="of:=INDIRECT(COM.MICROSOFT.CONCAT(&quot;name_input.B&quot;;[$aggreg_input.B145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5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table:formula="of:=INDIRECT(COM.MICROSOFT.CONCAT(&quot;name_input.B&quot;;[$aggreg_input.B146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6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table:formula="of:=INDIRECT(COM.MICROSOFT.CONCAT(&quot;name_input.B&quot;;[$aggreg_input.B147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7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Paper</text:p>
          </table:table-cell>
          <table:table-cell table:formula="of:=INDIRECT(COM.MICROSOFT.CONCAT(&quot;name_input.B&quot;;[$aggreg_input.B148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8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table:formula="of:=INDIRECT(COM.MICROSOFT.CONCAT(&quot;name_input.B&quot;;[$aggreg_input.B149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49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table:formula="of:=INDIRECT(COM.MICROSOFT.CONCAT(&quot;name_input.B&quot;;[$aggreg_input.B150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0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Incineration of waste: Wood</text:p>
          </table:table-cell>
          <table:table-cell table:formula="of:=INDIRECT(COM.MICROSOFT.CONCAT(&quot;name_input.B&quot;;[$aggreg_input.B151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1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Landfill of waste: Food</text:p>
          </table:table-cell>
          <table:table-cell table:formula="of:=INDIRECT(COM.MICROSOFT.CONCAT(&quot;name_input.B&quot;;[$aggreg_input.B152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2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table:formula="of:=INDIRECT(COM.MICROSOFT.CONCAT(&quot;name_input.B&quot;;[$aggreg_input.B153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3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Landfill of waste: Paper</text:p>
          </table:table-cell>
          <table:table-cell table:formula="of:=INDIRECT(COM.MICROSOFT.CONCAT(&quot;name_input.B&quot;;[$aggreg_input.B154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4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Landfill of waste: Plastic</text:p>
          </table:table-cell>
          <table:table-cell table:formula="of:=INDIRECT(COM.MICROSOFT.CONCAT(&quot;name_input.B&quot;;[$aggreg_input.B155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5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Landfill of waste: Textiles</text:p>
          </table:table-cell>
          <table:table-cell table:formula="of:=INDIRECT(COM.MICROSOFT.CONCAT(&quot;name_input.B&quot;;[$aggreg_input.B156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6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Landfill of waste: Wood</text:p>
          </table:table-cell>
          <table:table-cell table:formula="of:=INDIRECT(COM.MICROSOFT.CONCAT(&quot;name_input.B&quot;;[$aggreg_input.B157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7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Waste water treatment, food</text:p>
          </table:table-cell>
          <table:table-cell table:formula="of:=INDIRECT(COM.MICROSOFT.CONCAT(&quot;name_input.B&quot;;[$aggreg_input.B158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8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Waste water treatment, other</text:p>
          </table:table-cell>
          <table:table-cell table:formula="of:=INDIRECT(COM.MICROSOFT.CONCAT(&quot;name_input.B&quot;;[$aggreg_input.B159]+1))" office:value-type="string" office:string-value="Waste disposal" calcext:value-type="string">
            <text:p>Waste disposal</text:p>
          </table:table-cell>
          <table:table-cell table:formula="of:=COM.MICROSOFT.CONCAT(&quot;name_input.B&quot;;[$aggreg_input.B159]+1)" office:value-type="string" office:string-value="name_input.B74" calcext:value-type="string">
            <text:p>name_input.B74</text:p>
          </table:table-cell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table:formula="of:=INDIRECT(COM.MICROSOFT.CONCAT(&quot;name_input.B&quot;;[$aggreg_input.B160]+1))" office:value-type="string" office:string-value="Other (91,92,93,95)" calcext:value-type="string">
            <text:p>Other (91,92,93,95)</text:p>
          </table:table-cell>
          <table:table-cell table:formula="of:=COM.MICROSOFT.CONCAT(&quot;name_input.B&quot;;[$aggreg_input.B160]+1)" office:value-type="string" office:string-value="name_input.B75" calcext:value-type="string">
            <text:p>name_input.B75</text:p>
          </table:table-cell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table:formula="of:=INDIRECT(COM.MICROSOFT.CONCAT(&quot;name_input.B&quot;;[$aggreg_input.B161]+1))" office:value-type="string" office:string-value="Other (91,92,93,95)" calcext:value-type="string">
            <text:p>Other (91,92,93,95)</text:p>
          </table:table-cell>
          <table:table-cell table:formula="of:=COM.MICROSOFT.CONCAT(&quot;name_input.B&quot;;[$aggreg_input.B161]+1)" office:value-type="string" office:string-value="name_input.B75" calcext:value-type="string">
            <text:p>name_input.B75</text:p>
          </table:table-cell>
        </table:table-row>
        <table:table-row table:style-name="ro3">
          <table:table-cell office:value-type="string" calcext:value-type="string">
            <text:p>Other service activities (93)</text:p>
          </table:table-cell>
          <table:table-cell table:formula="of:=INDIRECT(COM.MICROSOFT.CONCAT(&quot;name_input.B&quot;;[$aggreg_input.B162]+1))" office:value-type="string" office:string-value="Other (91,92,93,95)" calcext:value-type="string">
            <text:p>Other (91,92,93,95)</text:p>
          </table:table-cell>
          <table:table-cell table:formula="of:=COM.MICROSOFT.CONCAT(&quot;name_input.B&quot;;[$aggreg_input.B162]+1)" office:value-type="string" office:string-value="name_input.B75" calcext:value-type="string">
            <text:p>name_input.B75</text:p>
          </table:table-cell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table:formula="of:=INDIRECT(COM.MICROSOFT.CONCAT(&quot;name_input.B&quot;;[$aggreg_input.B163]+1))" office:value-type="string" office:string-value="Other (91,92,93,95)" calcext:value-type="string">
            <text:p>Other (91,92,93,95)</text:p>
          </table:table-cell>
          <table:table-cell table:formula="of:=COM.MICROSOFT.CONCAT(&quot;name_input.B&quot;;[$aggreg_input.B163]+1)" office:value-type="string" office:string-value="name_input.B75" calcext:value-type="string">
            <text:p>name_input.B75</text:p>
          </table:table-cell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table:formula="of:=INDIRECT(COM.MICROSOFT.CONCAT(&quot;name_input.B&quot;;[$aggreg_input.B164]+1))" office:value-type="string" office:string-value="Other (91,92,93,95)" calcext:value-type="string">
            <text:p>Other (91,92,93,95)</text:p>
          </table:table-cell>
          <table:table-cell table:formula="of:=COM.MICROSOFT.CONCAT(&quot;name_input.B&quot;;[$aggreg_input.B164]+1)" office:value-type="string" office:string-value="name_input.B75" calcext:value-type="string">
            <text:p>name_input.B75</text:p>
          </table:table-cell>
        </table:table-row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4:33:58.114142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7:08.173896636</meta:creation-date>
    <dc:date>2022-07-15T15:03:48.840894622</dc:date>
    <meta:editing-duration>PT1H5M56S</meta:editing-duration>
    <meta:editing-cycles>17</meta:editing-cycles>
    <meta:generator>LibreOffice/6.4.7.2$Linux_X86_64 LibreOffice_project/40$Build-2</meta:generator>
    <meta:document-statistic meta:table-count="3" meta:cell-count="1134" meta:object-count="0"/>
  </office:meta>
</office:document-meta>
</file>